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FreeSans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</svg:font-face-src>
    </style:font-face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CJK SC Light1" svg:font-family="'Noto Sans CJK SC Light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Regular" style:font-family-generic="swiss" style:font-pitch="variable"/>
    <style:font-face style:name="Noto Sans Thin" svg:font-family="'Noto Sans Thin'" style:font-adornments="Regular" style:font-family-generic="swiss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5618in" style:rel-column-width="14782*"/>
    </style:style>
    <style:style style:name="Table1.B" style:family="table-column">
      <style:table-column-properties style:column-width="5.3632in" style:rel-column-width="50753*"/>
    </style:style>
    <style:style style:name="Table1.A1" style:family="table-cell">
      <style:table-cell-properties fo:padding="0.0382in" fo:border-left="none" fo:border-right="none" fo:border-top="0.5pt solid #000000" fo:border-bottom="0.5pt solid #000000"/>
    </style:style>
    <style:style style:name="Table1.A2" style:family="table-cell">
      <style:table-cell-properties fo:padding="0.0382in" fo:border-left="none" fo:border-right="none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91in" style:rel-column-width="16950*"/>
    </style:style>
    <style:style style:name="Table2.B" style:family="table-column">
      <style:table-column-properties style:column-width="0.8708in" style:rel-column-width="8238*"/>
    </style:style>
    <style:style style:name="Table2.C" style:family="table-column">
      <style:table-column-properties style:column-width="4.2632in" style:rel-column-width="4034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486in" style:rel-column-width="16549*"/>
    </style:style>
    <style:style style:name="Table3.B" style:family="table-column">
      <style:table-column-properties style:column-width="0.9375in" style:rel-column-width="8875*"/>
    </style:style>
    <style:style style:name="Table3.C" style:family="table-column">
      <style:table-column-properties style:column-width="4.2382in" style:rel-column-width="40111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>
      <style:text-properties officeooo:rsid="000a9605" officeooo:paragraph-rsid="000a9605"/>
    </style:style>
    <style:style style:name="P2" style:family="paragraph" style:parent-style-name="Footer">
      <style:text-properties officeooo:rsid="000dad51" officeooo:paragraph-rsid="000dad51"/>
    </style:style>
    <style:style style:name="P3" style:family="paragraph" style:parent-style-name="Frame_20_contents">
      <style:text-properties officeooo:paragraph-rsid="0057db3f"/>
    </style:style>
    <style:style style:name="P4" style:family="paragraph" style:parent-style-name="Frame_20_contents">
      <style:text-properties officeooo:rsid="0057db3f" officeooo:paragraph-rsid="0057db3f"/>
    </style:style>
    <style:style style:name="P5" style:family="paragraph" style:parent-style-name="Table_20_Contents">
      <style:text-properties officeooo:rsid="0057db3f" officeooo:paragraph-rsid="0057db3f"/>
    </style:style>
    <style:style style:name="P6" style:family="paragraph" style:parent-style-name="Text_20_body">
      <style:text-properties officeooo:rsid="0057db3f" officeooo:paragraph-rsid="0057db3f"/>
    </style:style>
    <style:style style:name="P7" style:family="paragraph" style:parent-style-name="Fram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Frame_20_contents">
      <style:text-properties fo:font-weight="bold" style:font-weight-asian="bold" style:font-weight-complex="bold"/>
    </style:style>
    <style:style style:name="P9" style:family="paragraph" style:parent-style-name="Table_20_Contents">
      <style:text-properties fo:font-weight="bold" officeooo:rsid="0058d352" officeooo:paragraph-rsid="0058d352" style:font-weight-asian="bold" style:font-weight-complex="bold"/>
    </style:style>
    <style:style style:name="P10" style:family="paragraph" style:parent-style-name="Table">
      <style:paragraph-properties fo:text-align="center" style:justify-single-word="false" fo:keep-with-next="always"/>
    </style:style>
    <style:style style:name="P11" style:family="paragraph" style:parent-style-name="Table">
      <style:paragraph-properties fo:text-align="center" style:justify-single-word="false" fo:keep-with-next="always"/>
      <style:text-properties officeooo:paragraph-rsid="0058d352"/>
    </style:style>
    <style:style style:name="P12" style:family="paragraph" style:parent-style-name="Table_20_Contents">
      <style:text-properties officeooo:rsid="0058d352"/>
    </style:style>
    <style:style style:name="P13" style:family="paragraph" style:parent-style-name="Table_20_Contents">
      <style:text-properties officeooo:rsid="0058d352" officeooo:paragraph-rsid="0058d352"/>
    </style:style>
    <style:style style:name="P14" style:family="paragraph" style:parent-style-name="Text_20_body">
      <style:text-properties officeooo:rsid="0058d352" officeooo:paragraph-rsid="0058d352"/>
    </style:style>
    <style:style style:name="P15" style:family="paragraph" style:parent-style-name="Table_20_Contents">
      <style:text-properties officeooo:rsid="0058d352" officeooo:paragraph-rsid="005ae9bc"/>
    </style:style>
    <style:style style:name="P16" style:family="paragraph" style:parent-style-name="Table_20_Contents">
      <style:text-properties fo:font-style="italic" fo:font-weight="normal" officeooo:rsid="0058d352" officeooo:paragraph-rsid="0058d352" style:font-style-asian="italic" style:font-weight-asian="normal" style:font-style-complex="italic" style:font-weight-complex="normal"/>
    </style:style>
    <style:style style:name="P17" style:family="paragraph" style:parent-style-name="Table_20_Contents">
      <style:text-properties fo:font-style="italic" fo:font-weight="normal" officeooo:rsid="0057db3f" officeooo:paragraph-rsid="0057db3f" style:font-style-asian="italic" style:font-weight-asian="normal" style:font-style-complex="italic" style:font-weight-complex="normal"/>
    </style:style>
    <style:style style:name="P18" style:family="paragraph" style:parent-style-name="Table_20_Contents">
      <style:text-properties officeooo:rsid="005ae9bc" officeooo:paragraph-rsid="005ae9bc"/>
    </style:style>
    <style:style style:name="P19" style:family="paragraph" style:parent-style-name="Text_20_body">
      <style:text-properties officeooo:rsid="005b1d37" officeooo:paragraph-rsid="005b1d37"/>
    </style:style>
    <style:style style:name="P20" style:family="paragraph" style:parent-style-name="Text_20_body">
      <style:text-properties officeooo:rsid="005c7f9f" officeooo:paragraph-rsid="005c7f9f"/>
    </style:style>
    <style:style style:name="P21" style:family="paragraph" style:parent-style-name="Text_20_body">
      <style:text-properties officeooo:rsid="0057db3f" officeooo:paragraph-rsid="0057db3f"/>
    </style:style>
    <style:style style:name="P22" style:family="paragraph" style:parent-style-name="Table_20_Contents">
      <style:text-properties officeooo:rsid="005ae9bc" officeooo:paragraph-rsid="005ae9bc"/>
    </style:style>
    <style:style style:name="P23" style:family="paragraph" style:parent-style-name="Table_20_Contents">
      <style:text-properties fo:font-weight="bold" officeooo:rsid="00601a82" officeooo:paragraph-rsid="00601a82" style:font-weight-asian="bold" style:font-weight-complex="bold"/>
    </style:style>
    <style:style style:name="P24" style:family="paragraph" style:parent-style-name="Frame_20_contents">
      <style:text-properties officeooo:paragraph-rsid="0057db3f"/>
    </style:style>
    <style:style style:name="P25" style:family="paragraph" style:parent-style-name="Frame_20_contents">
      <style:text-properties officeooo:rsid="005f40a4" officeooo:paragraph-rsid="005e3a70"/>
    </style:style>
    <style:style style:name="P26" style:family="paragraph" style:parent-style-name="Frame_20_contents">
      <style:text-properties officeooo:rsid="00601a82" officeooo:paragraph-rsid="00601a82"/>
    </style:style>
    <style:style style:name="P27" style:family="paragraph" style:parent-style-name="Heading_20_1">
      <style:text-properties officeooo:rsid="0057db3f" officeooo:paragraph-rsid="0057db3f"/>
    </style:style>
    <style:style style:name="P28" style:family="paragraph" style:parent-style-name="Heading_20_2">
      <style:paragraph-properties fo:break-before="page"/>
    </style:style>
    <style:style style:name="T1" style:family="text">
      <style:text-properties officeooo:rsid="000f749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7db3f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5a097b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57db3f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57db3f" style:font-weight-asian="normal" style:font-weight-complex="normal"/>
    </style:style>
    <style:style style:name="T10" style:family="text">
      <style:text-properties officeooo:rsid="0058d352"/>
    </style:style>
    <style:style style:name="T11" style:family="text">
      <style:text-properties officeooo:rsid="005a097b"/>
    </style:style>
    <style:style style:name="T12" style:family="text">
      <style:text-properties officeooo:rsid="005ae9bc"/>
    </style:style>
    <style:style style:name="T13" style:family="text">
      <style:text-properties officeooo:rsid="005c7f9f"/>
    </style:style>
    <style:style style:name="T14" style:family="text">
      <style:text-properties officeooo:rsid="005e3a70"/>
    </style:style>
    <style:style style:name="T15" style:family="text">
      <style:text-properties officeooo:rsid="00601a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  <text:sequence-decl text:display-outline-level="10" text:separation-character="." text:name="Figure"/>
      </text:sequence-decls>
      <text:list text:style-name="Outline">
        <text:list-item>
          <text:h text:style-name="P27" text:outline-level="1">Platforms &amp; OSes</text:h>
        </text:list-item>
      </text:list>
      <text:p text:style-name="P6">This section covers all the platforms and operating system (OS)s both in development and production. The purpose is to unify the communications for keep things simple.</text:p>
      <text:p text:style-name="P6"/>
      <text:list text:continue-numbering="true" text:style-name="Outline">
        <text:list-item>
          <text:list>
            <text:list-item>
              <text:h text:style-name="Heading_20_2" text:outline-level="2">System Definition Format</text:h>
            </text:list-item>
          </text:list>
        </text:list-item>
      </text:list>
      <text:p text:style-name="P6">AutomataCI uses a System Definition Format that defines a platform relationship with the operating system type and its supported CPU architectures. The relationship is as follows:</text:p>
      <text:p text:style-name="P7">PLATFORM = {OS}-{ARCH}</text:p>
      <text:p text:style-name="P3">Legends:</text:p>
      <text:p text:style-name="P3"><text:span text:style-name="T9">1. </text:span><text:span text:style-name="T2">{ … }</text:span> <text:span text:style-name="T7">–</text:span> mandatory fiel<text:span text:style-name="T7">d</text:span></text:p>
      <text:p text:style-name="P25"><text:span text:style-name="T14">2</text:span>. <text:span text:style-name="T2">-</text:span> <text:span text:style-name="T7">– </text:span>dash character as it is</text:p>
      <text:p text:style-name="P26">3. <text:span text:style-name="T2">=</text:span> <text:span text:style-name="T7">– </text:span>symbolic representation of equivalent; not a character or part of the actual value</text:p>
      <text:p text:style-name="P4"><text:span text:style-name="T15">4</text:span>. <text:span text:style-name="T2">OS</text:span> – processed unified operating system’s type value</text:p>
      <text:p text:style-name="P3"><text:span text:style-name="T15">5</text:span><text:span text:style-name="T7">. </text:span><text:span text:style-name="T3">ARCH</text:span><text:span text:style-name="T7"> – processed unified CPU architecture value</text:span></text:p>
      <text:p text:style-name="P6"/>
      <text:p text:style-name="P6">Example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PLATFORMS</text:p>
          </table:table-cell>
          <table:table-cell table:style-name="Table1.A1" office:value-type="string">
            <text:p text:style-name="P9">DESCRIPTIONS</text:p>
          </table:table-cell>
        </table:table-row>
        <table:table-row>
          <table:table-cell table:style-name="Table1.A2" office:value-type="string">
            <text:p text:style-name="P17">any-any</text:p>
          </table:table-cell>
          <table:table-cell table:style-name="Table1.A2" office:value-type="string">
            <text:p text:style-name="P5"><text:span text:style-name="T4">Any</text:span> type of OS for <text:span text:style-name="T4">any</text:span> kind of CPU (e.g. PDF documents)</text:p>
          </table:table-cell>
        </table:table-row>
        <table:table-row>
          <table:table-cell table:style-name="Table1.A2" office:value-type="string">
            <text:p text:style-name="P17">linux-amd64</text:p>
          </table:table-cell>
          <table:table-cell table:style-name="Table1.A2" office:value-type="string">
            <text:p text:style-name="P5"><text:span text:style-name="T4">Linux</text:span> OS for <text:span text:style-name="T4">amd64</text:span> CPU</text:p>
          </table:table-cell>
        </table:table-row>
        <table:table-row>
          <table:table-cell table:style-name="Table1.A2" office:value-type="string">
            <text:p text:style-name="P16">linux-arm64</text:p>
          </table:table-cell>
          <table:table-cell table:style-name="Table1.A2" office:value-type="string">
            <text:p text:style-name="P13"><text:span text:style-name="T4">Linux</text:span> OS for <text:span text:style-name="T4">arm64</text:span> CPU</text:p>
          </table:table-cell>
        </table:table-row>
        <table:table-row>
          <table:table-cell table:style-name="Table1.A2" office:value-type="string">
            <text:p text:style-name="P16">darwin-amd64</text:p>
          </table:table-cell>
          <table:table-cell table:style-name="Table1.A2" office:value-type="string">
            <text:p text:style-name="P13"><text:span text:style-name="T4">Apple’s MacOS</text:span> for <text:span text:style-name="T4">amd64</text:span> CPU</text:p>
          </table:table-cell>
        </table:table-row>
        <table:table-row>
          <table:table-cell table:style-name="Table1.A2" office:value-type="string">
            <text:p text:style-name="P16">darwin-arm64</text:p>
          </table:table-cell>
          <table:table-cell table:style-name="Table1.A2" office:value-type="string">
            <text:p text:style-name="P13"><text:span text:style-name="T4">Apple’s MacOS</text:span> for <text:span text:style-name="T4">arm64</text:span> CPU</text:p>
          </table:table-cell>
        </table:table-row>
        <table:table-row>
          <table:table-cell table:style-name="Table1.A2" office:value-type="string">
            <text:p text:style-name="P16">windows-amd64</text:p>
          </table:table-cell>
          <table:table-cell table:style-name="Table1.A2" office:value-type="string">
            <text:p text:style-name="P13"><text:span text:style-name="T4">Microsoft’s Windows</text:span> for <text:span text:style-name="T4">amd64</text:span> CPU</text:p>
          </table:table-cell>
        </table:table-row>
        <table:table-row>
          <table:table-cell table:style-name="Table1.A2" office:value-type="string">
            <text:p text:style-name="P16">windows-arm64</text:p>
          </table:table-cell>
          <table:table-cell table:style-name="Table1.A2" office:value-type="string">
            <text:p text:style-name="P13"><text:span text:style-name="T4">Microsoft’s Windows</text:span> for <text:span text:style-name="T4">arm64</text:span> CPU</text:p>
          </table:table-cell>
        </table:table-row>
      </table:table>
      <text:p text:style-name="P6"/>
      <text:list text:continue-numbering="true" text:style-name="Outline">
        <text:list-item>
          <text:list>
            <text:list-item>
              <text:h text:style-name="P28" text:outline-level="2"><text:s/><text:span text:style-name="T10">Redefinition for Special Cases</text:span></text:h>
            </text:list-item>
          </text:list>
        </text:list-item>
      </text:list>
      <text:p text:style-name="P14">It’s not uncommon that there will be some odd balls values <text:span text:style-name="T11">generated from the </text:span><text:span text:style-name="T5">uname</text:span><text:span text:style-name="T11"> command</text:span>. For <text:span text:style-name="T11">these</text:span> cases, upon AutomataCI’s identifications, AutomataCI shall redefines them into a commonly acceptable values as tabulated in both Table <text:sequence-ref text:reference-format="value" text:ref-name="refTable0">1.2.1</text:sequence-ref><text:s/>and Table <text:sequence-ref text:reference-format="value" text:ref-name="refTable0">1.2.1</text:sequence-ref><text:s/>respectively.</text:p>
      <text:p text:style-name="P10">Table <text:sequence text:ref-name="refTable0" text:name="Table" text:formula="ooow:Table+1" style:num-format="1">1.2.1</text:sequence>: <text:span text:style-name="T10">Special </text:span><text:span text:style-name="T13">Cases</text:span><text:span text:style-name="T10"> for CPU Architectur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">FROM</text:p>
          </table:table-cell>
          <table:table-cell table:style-name="Table2.A1" office:value-type="string">
            <text:p text:style-name="P9">TO</text:p>
          </table:table-cell>
          <table:table-cell table:style-name="Table2.C1" office:value-type="string">
            <text:p text:style-name="P9">DESCRIPTION</text:p>
          </table:table-cell>
        </table:table-row>
        <table:table-row>
          <table:table-cell table:style-name="Table2.A2" office:value-type="string">
            <text:p text:style-name="P13"><text:span text:style-name="T12">i</text:span>686-64, <text:span text:style-name="T12">ia64</text:span></text:p>
          </table:table-cell>
          <table:table-cell table:style-name="Table2.A2" office:value-type="string">
            <text:p text:style-name="P16">ia64</text:p>
          </table:table-cell>
          <table:table-cell table:style-name="Table2.C2" office:value-type="string">
            <text:p text:style-name="P13">Intel Itanium CPU.</text:p>
          </table:table-cell>
        </table:table-row>
        <table:table-row>
          <table:table-cell table:style-name="Table2.A2" office:value-type="string">
            <text:p text:style-name="P18">386, 486, 586, 686,</text:p>
            <text:p text:style-name="P15"><text:span text:style-name="T12">i</text:span>386, i486, i586, i686,</text:p>
            <text:p text:style-name="P18">x86,</text:p>
          </table:table-cell>
          <table:table-cell table:style-name="Table2.A2" office:value-type="string">
            <text:p text:style-name="P16">i386</text:p>
          </table:table-cell>
          <table:table-cell table:style-name="Table2.C2" office:value-type="string">
            <text:p text:style-name="P13">Intel/AMD 32-bit X86 Architecture CPU.</text:p>
          </table:table-cell>
        </table:table-row>
        <table:table-row>
          <table:table-cell table:style-name="Table2.A2" office:value-type="string">
            <text:p text:style-name="P13"><text:span text:style-name="T12">x</text:span>86_64, <text:span text:style-name="T12">x64</text:span></text:p>
          </table:table-cell>
          <table:table-cell table:style-name="Table2.A2" office:value-type="string">
            <text:p text:style-name="P16">amd64</text:p>
          </table:table-cell>
          <table:table-cell table:style-name="Table2.C2" office:value-type="string">
            <text:p text:style-name="P13">Intel/AMD 64-bit X86 Architecture CPU.</text:p>
          </table:table-cell>
        </table:table-row>
        <table:table-row>
          <table:table-cell table:style-name="Table2.A2" office:value-type="string">
            <text:p text:style-name="P12">sun4u</text:p>
          </table:table-cell>
          <table:table-cell table:style-name="Table2.A2" office:value-type="string">
            <text:p text:style-name="P16">sparc</text:p>
          </table:table-cell>
          <table:table-cell table:style-name="Table2.C2" office:value-type="string">
            <text:p text:style-name="P13">TI Ultrasparc CPU.</text:p>
          </table:table-cell>
        </table:table-row>
        <table:table-row>
          <table:table-cell table:style-name="Table2.A2" office:value-type="string">
            <text:p text:style-name="P13">power macintoch</text:p>
          </table:table-cell>
          <table:table-cell table:style-name="Table2.A2" office:value-type="string">
            <text:p text:style-name="P16">powerpc</text:p>
          </table:table-cell>
          <table:table-cell table:style-name="Table2.C2" office:value-type="string">
            <text:p text:style-name="P13">IBM PowerPC CPU.</text:p>
          </table:table-cell>
        </table:table-row>
        <table:table-row>
          <table:table-cell table:style-name="Table2.A2" office:value-type="string">
            <text:p text:style-name="P13">ip*</text:p>
          </table:table-cell>
          <table:table-cell table:style-name="Table2.A2" office:value-type="string">
            <text:p text:style-name="P16">mips</text:p>
          </table:table-cell>
          <table:table-cell table:style-name="Table2.C2" office:value-type="string">
            <text:p text:style-name="P13">MIPs based CPU (seen in routers).</text:p>
          </table:table-cell>
        </table:table-row>
      </table:table>
      <text:p text:style-name="P14"/>
      <text:p text:style-name="P11">Table <text:sequence text:ref-name="refTable1" text:name="Table" text:formula="ooow:Table+1" style:num-format="1">1.2.2</text:sequence>: <text:span text:style-name="T10">Special </text:span><text:span text:style-name="T13">Cases</text:span><text:span text:style-name="T10"> for Operating System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">FROM</text:p>
          </table:table-cell>
          <table:table-cell table:style-name="Table3.A1" office:value-type="string">
            <text:p text:style-name="P9">TO</text:p>
          </table:table-cell>
          <table:table-cell table:style-name="Table3.C1" office:value-type="string">
            <text:p text:style-name="P9">DESCRIPTION</text:p>
          </table:table-cell>
        </table:table-row>
        <table:table-row>
          <table:table-cell table:style-name="Table3.A2" office:value-type="string">
            <text:p text:style-name="P13">windows*, ms-dos*</text:p>
          </table:table-cell>
          <table:table-cell table:style-name="Table3.A2" office:value-type="string">
            <text:p text:style-name="P13">windows</text:p>
          </table:table-cell>
          <table:table-cell table:style-name="Table3.C2" office:value-type="string">
            <text:p text:style-name="P13">Microsoft Windows.</text:p>
          </table:table-cell>
        </table:table-row>
        <table:table-row>
          <table:table-cell table:style-name="Table3.A2" office:value-type="string">
            <text:p text:style-name="P13">cygwin*, mingw*, mingw32*, msys*</text:p>
          </table:table-cell>
          <table:table-cell table:style-name="Table3.A2" office:value-type="string">
            <text:p text:style-name="P13">windows</text:p>
          </table:table-cell>
          <table:table-cell table:style-name="Table3.C2" office:value-type="string">
            <text:p text:style-name="P13">GCC Linux emulator on Microsoft Windows.</text:p>
          </table:table-cell>
        </table:table-row>
        <table:table-row>
          <table:table-cell table:style-name="Table3.A2" office:value-type="string">
            <text:p text:style-name="P13">*freebsd</text:p>
          </table:table-cell>
          <table:table-cell table:style-name="Table3.A2" office:value-type="string">
            <text:p text:style-name="P13">freebsd</text:p>
          </table:table-cell>
          <table:table-cell table:style-name="Table3.C2" office:value-type="string">
            <text:p text:style-name="P13">FreeBSD OSes.</text:p>
          </table:table-cell>
        </table:table-row>
        <table:table-row>
          <table:table-cell table:style-name="Table3.A2" office:value-type="string">
            <text:p text:style-name="P13">dragonfly*</text:p>
          </table:table-cell>
          <table:table-cell table:style-name="Table3.A2" office:value-type="string">
            <text:p text:style-name="P13">dragonfly</text:p>
          </table:table-cell>
          <table:table-cell table:style-name="Table3.C2" office:value-type="string">
            <text:p text:style-name="P13">Dragonfly OSes.</text:p>
          </table:table-cell>
        </table:table-row>
        <table:table-row>
          <table:table-cell table:style-name="Table3.A2" office:value-type="string">
            <text:p text:style-name="P13">standalone,</text:p>
            <text:p text:style-name="P13">unknown,</text:p>
            <text:p text:style-name="P13">none</text:p>
          </table:table-cell>
          <table:table-cell table:style-name="Table3.A2" office:value-type="string">
            <text:p text:style-name="P13">none</text:p>
          </table:table-cell>
          <table:table-cell table:style-name="Table3.C2" office:value-type="string">
            <text:p text:style-name="P13">Bare-metal microcontroller image,</text:p>
            <text:p text:style-name="P13">binary/fat-binary,</text:p>
            <text:p text:style-name="P13">unikernel image</text:p>
          </table:table-cell>
        </table:table-row>
      </table:table>
      <text:p text:style-name="P14"/>
      <text:list text:continue-numbering="true" text:style-name="Outline">
        <text:list-item>
          <text:list>
            <text:list-item>
              <text:h text:style-name="P28" text:outline-level="2">OS-Specific Interpreters</text:h>
            </text:list-item>
          </text:list>
        </text:list-item>
      </text:list>
      <text:p text:style-name="P19">Both UNIX-based and Windows OSes do have their own specific interpreters when it comes to packaging and releasing to distributions CI jobs. Starting from version 3.0.0, AutomataCI provides a list of functions to convert the unified value to the OS-specific variant via the <text:span text:style-name="T4">HestiaOS</text:span> service library. To use them, import the <text:span text:style-name="T4">HestiaOS</text:span> library and call the <text:span text:style-name="T4">To_Arch</text:span>, <text:span text:style-name="T4">To_Arch_MSFT</text:span>, <text:span text:style-name="T4">To_Arch_UNIX</text:span>, and <text:span text:style-name="T4">To_OS</text:span> functions respectively. Example:</text:p>
      <text:p text:style-name="Frame_20_contents">#!/bin/dash</text:p>
      <text:p text:style-name="P8">. “${LIBS_AUTOMATACI}/services/HestiaOS/Vanilla.sh.ps1”</text:p>
      <text:p text:style-name="Frame_20_contents"/>
      <text:p text:style-name="Frame_20_contents">___arch=”x64”<text:tab/><text:tab/><text:tab/><text:tab/><text:tab/><text:tab/><text:tab/># assume you got <text:span text:style-name="T13">this </text:span>odd-ball</text:p>
      <text:p text:style-name="Frame_20_contents"/>
      <text:p text:style-name="Frame_20_contents">___processed_arch=”$(<text:span text:style-name="T2">HestiaOS_To_Arch</text:span><text:span text:style-name="T8"> “$___arch”)”</text:span></text:p>
      <text:p text:style-name="Frame_20_contents">1&gt;&amp;2 printf -- “%b” “$___processed_arch”<text:tab/><text:tab/><text:tab/># you get <text:span text:style-name="T4">amd64</text:span> in return</text:p>
      <text:p text:style-name="Frame_20_contents"/>
      <text:p text:style-name="Frame_20_contents">___msft_arch=”$(<text:span text:style-name="T2">HestiaOS_To_Arch_MSFT</text:span><text:span text:style-name="T8"> “$___msft_arch”)</text:span>”</text:p>
      <text:p text:style-name="Frame_20_contents">1&gt;&amp;2 printf -- “%b” “$___msft_arch”<text:tab/><text:tab/><text:tab/><text:tab/># you get <text:span text:style-name="T2">x</text:span><text:span text:style-name="T4">64</text:span> in return</text:p>
      <text:p text:style-name="Frame_20_contents"/>
      <text:p text:style-name="Frame_20_contents">___unix_arch=”$(<text:span text:style-name="T2">HestiaOS_To_Arch_UNIX</text:span><text:span text:style-name="T8"> “$___unix_arch”</text:span>)”</text:p>
      <text:p text:style-name="Frame_20_contents">1&gt;&amp;2 printf <text:s/>-- “%b” “$___unix_arch” <text:tab/><text:tab/><text:tab/><text:tab/># you get <text:s/><text:span text:style-name="T4">amd64</text:span> in return</text:p>
      <text:p text:style-name="P19"/>
      <text:p text:style-name="Frame_20_contents"># PowerShell</text:p>
      <text:p text:style-name="P8">. “${env:LIBS_AUTOMATACI}\services\HestiaOS\Vanilla.sh.ps1”</text:p>
      <text:p text:style-name="Frame_20_contents"/>
      <text:p text:style-name="Frame_20_contents">$___arch = ”x64”<text:tab/><text:tab/><text:tab/><text:tab/><text:tab/><text:tab/># assume you got this odd-ball</text:p>
      <text:p text:style-name="Frame_20_contents"/>
      <text:p text:style-name="Frame_20_contents">$___processed_arch = <text:span text:style-name="T2">HestiaOS-To-Arch </text:span><text:span text:style-name="T8">$___arch</text:span></text:p>
      <text:p text:style-name="Frame_20_contents">$null = Write-Host “${___processed_arch}”<text:tab/><text:tab/><text:tab/># you get <text:span text:style-name="T4">amd64</text:span> in return</text:p>
      <text:p text:style-name="Frame_20_contents"/>
      <text:p text:style-name="Frame_20_contents">$___msft_arch = <text:span text:style-name="T2">HestiaOS-To-Arch-MSFT</text:span><text:span text:style-name="T8"> $___msft_arch</text:span></text:p>
      <text:p text:style-name="Frame_20_contents">$null = Write-Host “$___msft_arch”<text:tab/><text:tab/><text:tab/><text:tab/># you get <text:span text:style-name="T2">x</text:span><text:span text:style-name="T4">64</text:span> in return</text:p>
      <text:p text:style-name="Frame_20_contents"/>
      <text:p text:style-name="Frame_20_contents">$___unix_arch = <text:span text:style-name="T2">HestiaOS-To-Arch-UNIX</text:span><text:span text:style-name="T8"> $___unix_arch</text:span></text:p>
      <text:p text:style-name="Frame_20_contents">$null = Write-Host “$___unix_arch” <text:tab/><text:tab/><text:tab/><text:tab/># you get <text:s/><text:span text:style-name="T4">amd64</text:span> in return</text:p>
      <text:p text:style-name="P19"/>
      <text:p text:style-name="P20"><text:soft-page-break/>Keep in mind that within AutomataCI itself, the unified value is exclusively being used so you will need to use (<text:span text:style-name="T4">HestiaOS_To_Arch</text:span> and <text:span text:style-name="T4">HestiaOS_To_OS</text:span>) to process a value sourced from the operating system directly for definite compatibility. AutomataCI automatically processes both development machine’s values at start and placed them inside <text:span text:style-name="T4">$PROJECT_OS</text:span> and <text:span text:style-name="T4">$PROJECT_ARCH</text:span> environment variables respectively.</text:p>
      <text:p text:style-name="P20"/>
      <text:p text:style-name="P20">AutomataCI recommends to convert into platform specific values <text:span text:style-name="T6">ONLY RIGHT BEFORE THE EXECUTION CONSUMPTION</text:span> (e.g. right before writing into a file) using the <text:span text:style-name="T4">HestiaOS_To_Arch_MSFT</text:span> or <text:span text:style-name="T4">HestiaOS_To_Arch_UNIX</text:span> functions. This is to avoid confusion in communications and keeps the conversion specific to that busines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CJK SC Light1" svg:font-family="'Noto Sans CJK SC Light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Regular" style:font-family-generic="swiss" style:font-pitch="variable"/>
    <style:font-face style:name="Noto Sans Thin" svg:font-family="'Noto Sans Thin'" style:font-adornments="Regular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>
        <style:tab-stops/>
      </style:paragraph-properties>
      <style:text-properties fo:color="#1c1c1c" loext:opacity="100%" style:font-name="Noto Sans Light1" fo:font-family="'Noto Sans Light'" style:font-style-name="Regular" style:font-family-generic="swiss" style:font-pitch="variable" fo:font-size="11pt" fo:font-weight="250" style:font-size-asian="11pt" style:font-weight-asian="250"/>
    </style:style>
    <style:style style:name="Heading" style:family="paragraph" style:parent-style-name="Standard" style:next-style-name="Text_20_body" style:default-outline-level="" style:list-style-name="" style:class="text" style:master-page-name="">
      <style:paragraph-properties fo:margin-top="0.1201in" fo:margin-bottom="0.0799in" style:contextual-spacing="false" style:page-number="auto" fo:keep-with-next="always"/>
      <style:text-properties style:font-name="Noto Sans Light" fo:font-family="'Noto Sans Light'" style:font-family-generic="swiss" style:font-pitch="variable" fo:font-size="22pt" fo:font-style="normal" fo:font-weight="250" style:font-name-asian="Noto Sans CJK SC Light1" style:font-family-asian="'Noto Sans CJK SC Light'" style:font-family-generic-asian="swiss" style:font-pitch-asian="variable" style:font-size-asian="22pt" style:font-style-asian="normal" style:font-weight-asian="250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style:page-number="auto"/>
    </style:style>
    <style:style style:name="List" style:family="paragraph" style:parent-style-name="Text_20_body" style:class="list"/>
    <style:style style:name="Caption" style:family="paragraph" style:parent-style-name="Standard" style:class="extra" style:master-page-name="">
      <style:paragraph-properties fo:margin-top="0.0799in" fo:margin-bottom="0.0799in" style:contextual-spacing="false" style:page-number="auto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Outline" style:class="text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  <style:text-properties style:font-name="Noto Sans Thin" fo:font-family="'Noto Sans Thin'" style:font-style-name="Regular" style:font-family-generic="swiss" style:font-pitch="variable" fo:font-weight="100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8pt" style:font-size-asian="18pt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 style:contextual-spacing="false"/>
      <style:text-properties fo:font-size="16pt" style:font-size-asian="16pt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5pt" style:font-size-asian="15pt"/>
    </style:style>
    <style:style style:name="Appendix" style:family="paragraph" style:parent-style-name="Heading" style:next-style-name="Text_20_body" style:default-outline-level="1" style:list-style-name="Numbering_20_123" style:class="chapter"/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14pt" style:font-size-asian="14pt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0417in" fo:margin-bottom="0.0417in" style:contextual-spacing="false"/>
      <style:text-properties fo:font-size="14pt" style:font-size-asian="14pt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14pt" style:font-size-asian="14pt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14pt" style:font-size-asian="14pt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14pt" style:font-size-asian="14pt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14pt" style:font-size-asian="14pt"/>
    </style:style>
    <style:style style:name="Title" style:family="paragraph" style:parent-style-name="Heading" style:next-style-name="Text_20_body" style:default-outline-level="" style:list-style-name="" style:class="chapter">
      <style:text-properties fo:font-size="32pt" style:font-size-asian="32pt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0201in" fo:margin-bottom="0.0799in" style:contextual-spacing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Figure_20_Index_20_Heading" style:display-name="Figur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Object_20_index_20_heading" style:display-name="Object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Table_20_index_20_heading" style:display-name="Tabl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User_20_Index_20_Heading" style:display-name="User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in" style:contextual-spacing="false" fo:padding="0in" fo:border-left="none" fo:border-right="none" fo:border-top="0.14pt solid #666666" fo:border-bottom="none" text:number-lines="false" text:line-number="0" style:join-border="false"/>
      <style:text-properties fo:font-size="2pt" style:font-size-asian="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/>
    </style:style>
    <style:style style:name="Header_20_and_20_Footer" style:display-name="Header and Footer" style:family="paragraph" style:parent-style-name="Standard" style:class="extra">
      <style:paragraph-properties fo:line-height="100%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Frame_20_contents" style:display-name="Frame contents" style:family="paragraph" style:parent-style-name="Standard" style:class="extra">
      <style:paragraph-properties fo:padding="0.1in" fo:border-left="none" fo:border-right="none" fo:border-top="0.06pt solid #666666" fo:border-bottom="0.06pt solid #666666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line-height="115%">
        <style:tab-stops>
          <style:tab-stop style:position="6.9252in" style:type="right" style:leader-style="dotted" style:leader-text="."/>
        </style:tab-stops>
      </style:paragraph-properties>
    </style:style>
    <style:style style:name="Biblography_20_Index" style:display-name="Biblography Index" style:family="paragraph" style:parent-style-name="Standard" style:next-style-name="Text_20_body">
      <style:text-properties style:text-position="super 58%"/>
    </style:style>
    <style:style style:name="Marginalia" style:family="paragraph" style:parent-style-name="Text_20_body" style:class="text">
      <style:paragraph-properties fo:margin-left="1.5752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listtab" text:list-tab-stop-position="2.25in" fo:text-indent="-2.25in" fo:margin-left="2.25in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listtab" text:list-tab-stop-position="2.5in" fo:text-indent="-2.5in" fo:margin-left="2.5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.  " style:num-prefix=" " style:num-suffix=".  " style:num-format="1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2" text:style-name="Numbering_20_Symbols" loext:num-list-format=" %1%.%2%.  " style:num-prefix=" " style:num-suffix=".  " style:num-format="1" text:display-levels="2">
        <style:list-level-properties text:list-level-position-and-space-mode="label-alignment">
          <style:list-level-label-alignment text:label-followed-by="listtab" text:list-tab-stop-position="0.8in" fo:text-indent="-0.7992in" fo:margin-left="0.7992in"/>
        </style:list-level-properties>
      </text:list-level-style-number>
      <text:list-level-style-number text:level="3" text:style-name="Numbering_20_Symbols" loext:num-list-format=" %1%.%2%.%3%.  " style:num-prefix=" " style:num-suffix=".  " style:num-format="1" text:display-levels="3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4" text:style-name="Numbering_20_Symbols" loext:num-list-format=" %1%.%2%.%3%.%4%.  " style:num-prefix=" " style:num-suffix=".  " style:num-format="1" text:display-levels="4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5" text:style-name="Numbering_20_Symbols" loext:num-list-format=" %1%.%2%.%3%.%4%.%5%.  " style:num-prefix=" " style:num-suffix=".  " style:num-format="1" text:display-levels="5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6" text:style-name="Numbering_20_Symbols" loext:num-list-format=" %1%.%2%.%3%.%4%.%5%.%6%.  " style:num-prefix=" " style:num-suffix=".  " style:num-format="1" text:display-levels="6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7" text:style-name="Numbering_20_Symbols" loext:num-list-format=" %1%.%2%.%3%.%4%.%5%.%6%.%7%.  " style:num-prefix=" " style:num-suffix=".  " style:num-format="1" text:display-levels="7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list-level-style-number>
      <text:list-level-style-number text:level="8" text:style-name="Numbering_20_Symbols" loext:num-list-format=" %1%.%2%.%3%.%4%.%5%.%6%.%7%.%8%.  " style:num-prefix=" " style:num-suffix=".  " style:num-format="1" text:display-levels="8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list-level-style-number>
      <text:list-level-style-number text:level="9" text:style-name="Numbering_20_Symbols" loext:num-list-format=" %1%.%2%.%3%.%4%.%5%.%6%.%7%.%8%.%9%.  " style:num-prefix=" " style:num-suffix=".  " style:num-format="1" text:display-levels="9">
        <style:list-level-properties text:list-level-position-and-space-mode="label-alignment">
          <style:list-level-label-alignment text:label-followed-by="listtab" text:list-tab-stop-position="2.25in" fo:text-indent="-2.25in" fo:margin-left="2.25in"/>
        </style:list-level-properties>
      </text:list-level-style-number>
      <text:list-level-style-number text:level="10" text:style-name="Numbering_20_Symbols" loext:num-list-format=" %1%.%2%.%3%.%4%.%5%.%6%.%7%.%8%.%9%.%10%.  " style:num-prefix=" " style:num-suffix=".  " style:num-format="1" text:display-levels="10">
        <style:list-level-properties text:list-level-position-and-space-mode="label-alignment">
          <style:list-level-label-alignment text:label-followed-by="listtab" text:list-tab-stop-position="2.5in" fo:text-indent="-2.5in" fo:margin-left="2.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stroke" fo:language="en" fo:country="MY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a9605" officeooo:paragraph-rsid="000a9605"/>
    </style:style>
    <style:style style:name="MP2" style:family="paragraph" style:parent-style-name="Footer">
      <style:text-properties officeooo:rsid="000dad51" officeooo:paragraph-rsid="000dad51"/>
    </style:style>
    <style:style style:name="MT1" style:family="text">
      <style:text-properties officeooo:rsid="000f749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header>
        <text:p text:style-name="MP1"><text:tab/></text:p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Right_20_Page"/>
    <style:master-page style:name="Index" style:page-layout-name="Mpm2" draw:style-name="Mdp1"/>
    <style:master-page style:name="Right_20_Page" style:display-name="Right Page" style:page-layout-name="Mpm3" draw:style-name="Mdp1" style:next-style-name="Left_20_Page">
      <style:footer>
        <text:p text:style-name="Footer_20_right">Page <text:page-number text:select-page="current">3</text:page-number><text:s/>of <text:page-count>4</text:page-count><text:s/><text:span text:style-name="MT1">| </text:span><text:title>Platforms &amp; OSes</text:title></text:p>
      </style:footer>
    </style:master-page>
    <style:master-page style:name="Left_20_Page" style:display-name="Left Page" style:page-layout-name="Mpm4" draw:style-name="Mdp1" style:next-style-name="Right_20_Page">
      <style:footer>
        <text:p text:style-name="Footer"><text:title>Platforms &amp; OSes</text:title><text:s/><text:span text:style-name="MT1">| </text:span>Page <text:page-number text:select-page="current">4</text:page-number><text:s/>of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1T08:46:17.443915310</meta:creation-date>
    <dc:title>Platforms &amp; OSes</dc:title>
    <meta:generator>LibreOffice/24.2.5.2$Linux_X86_64 LibreOffice_project/bffef4ea93e59bebbeaf7f431bb02b1a39ee8a59</meta:generator>
    <meta:editing-duration>PT11M29S</meta:editing-duration>
    <meta:editing-cycles>5</meta:editing-cycles>
    <dc:contributor>(Holloway) Chew</dc:contributor>
    <dc:contributor>Kean Ho</dc:contributor>
    <dc:coverage>OS</dc:coverage>
    <dc:identifier>automataci-development</dc:identifier>
    <dc:subject>A fragment of AutomataCI engineering specification</dc:subject>
    <meta:initial-creator>Kean Ho Chew</meta:initial-creator>
    <dc:publisher>AutomataCI Team</dc:publisher>
    <meta:keyword>OS</meta:keyword>
    <dc:date>2024-07-31T10:03:04.362581294</dc:date>
    <dc:creator>Kean Ho Chew</dc:creator>
    <meta:document-statistic meta:table-count="3" meta:image-count="0" meta:object-count="0" meta:page-count="4" meta:paragraph-count="102" meta:word-count="591" meta:character-count="4177" meta:non-whitespace-character-count="3648"/>
    <meta:template xlink:type="simple" xlink:actuate="onRequest" xlink:title="Noto Sans Light Default Template" xlink:href="../../../../../../../../templates/default.ott" meta:date="2024-03-25T07:09:47.213847945"/>
  </office:meta>
</office:document-meta>
</file>